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D00000AC400000AC439F9A431.wmf" manifest:media-type=""/>
  <manifest:file-entry manifest:full-path="Pictures/20000055000042BF0000175F50A8C80F.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24f31a"/>
    </style:style>
    <style:style style:name="P5" style:family="paragraph" style:parent-style-name="Standard">
      <style:paragraph-properties fo:break-before="page"/>
    </style:style>
    <style:style style:name="P6" style:family="paragraph" style:parent-style-name="Cadre_5f_Gauche">
      <style:paragraph-properties fo:break-before="page"/>
      <style:text-properties fo:language="zxx" fo:country="none" style:language-asian="zxx" style:country-asian="none" style:text-scale="100%"/>
    </style:style>
    <style:style style:name="P7" style:family="paragraph" style:parent-style-name="Table_20_index_20_heading">
      <style:paragraph-properties fo:break-before="page"/>
    </style:style>
    <style:style style:name="P8" style:family="paragraph" style:parent-style-name="Illustration_20_Index_20_Heading">
      <style:paragraph-properties fo:break-before="page"/>
    </style:style>
    <style:style style:name="P9" style:family="paragraph" style:parent-style-name="Encadré_5f_Normal">
      <style:paragraph-properties style:snap-to-layout-grid="false"/>
    </style:style>
    <style:style style:name="P10" style:family="paragraph" style:parent-style-name="Encadré_5f_TitreCoté">
      <style:paragraph-properties style:snap-to-layout-grid="false"/>
      <style:text-properties fo:font-size="10pt" style:font-size-asian="10pt" style:text-rotation-angle="90" style:text-rotation-scale="line-height"/>
    </style:style>
    <style:style style:name="P11" style:family="paragraph" style:parent-style-name="Droite">
      <style:text-properties fo:font-weight="bold" style:font-weight-asian="bold" style:font-weight-complex="bold"/>
    </style:style>
    <style:style style:name="P12" style:family="paragraph" style:parent-style-name="Cadre_5f_Gauche">
      <style:text-properties fo:language="zxx" fo:country="none" style:language-asian="zxx" style:country-asian="none" style:text-scale="100%"/>
    </style:style>
    <style:style style:name="P13" style:family="paragraph" style:parent-style-name="Frame_20_contents">
      <style:paragraph-properties fo:text-align="center" style:justify-single-word="false"/>
    </style:style>
    <style:style style:name="P14" style:family="paragraph" style:parent-style-name="Illustration_20_Index_20_1">
      <style:paragraph-properties>
        <style:tab-stops>
          <style:tab-stop style:position="15.998cm" style:type="right" style:leader-style="dotted" style:leader-text="."/>
        </style:tab-stops>
      </style:paragraph-properties>
    </style:style>
    <style:style style:name="P15" style:family="paragraph" style:parent-style-name="Table_20_index_20_1">
      <style:paragraph-properties>
        <style:tab-stops>
          <style:tab-stop style:position="15.998cm" style:type="right" style:leader-style="dotted" style:leader-text="."/>
        </style:tab-stops>
      </style:paragraph-properties>
    </style:style>
    <style:style style:name="P16" style:family="paragraph" style:parent-style-name="PageGarde_5f_Année">
      <style:text-properties officeooo:rsid="00197411" officeooo:paragraph-rsid="00197411"/>
    </style:style>
    <style:style style:name="P17" style:family="paragraph" style:parent-style-name="PageGarde_5f_NomPrénom">
      <style:text-properties officeooo:rsid="001a2eb8" officeooo:paragraph-rsid="001a2eb8"/>
    </style:style>
    <style:style style:name="P18" style:family="paragraph" style:parent-style-name="PageGarde_5f_MentionDeDiplome">
      <style:text-properties officeooo:paragraph-rsid="00197411"/>
    </style:style>
    <style:style style:name="P19" style:family="paragraph" style:parent-style-name="PageGarde_5f_SousLaDirectionDe">
      <style:text-properties officeooo:rsid="001a2eb8" officeooo:paragraph-rsid="001a2eb8"/>
    </style:style>
    <style:style style:name="P20" style:family="paragraph" style:parent-style-name="PageGarde_5f_TitreDuMémoire">
      <style:text-properties officeooo:rsid="001ce7b2" officeooo:paragraph-rsid="001ce7b2" style:text-scale="100%"/>
    </style:style>
    <style:style style:name="P21" style:family="paragraph" style:parent-style-name="PageGarde_5f_SousTitreMémoire">
      <style:text-properties officeooo:rsid="0020c63e" officeooo:paragraph-rsid="0020c63e"/>
    </style:style>
    <style:style style:name="P22" style:family="paragraph" style:parent-style-name="Contents_20_1">
      <style:paragraph-properties>
        <style:tab-stops/>
      </style:paragraph-properties>
    </style:style>
    <style:style style:name="P23" style:family="paragraph" style:parent-style-name="Contents_20_1">
      <style:paragraph-properties>
        <style:tab-stops>
          <style:tab-stop style:position="15.998cm" style:type="right" style:leader-style="dotted" style:leader-text="."/>
        </style:tab-stops>
      </style:paragraph-properties>
    </style:style>
    <style:style style:name="P24" style:family="paragraph" style:parent-style-name="Contents_20_2">
      <style:paragraph-properties>
        <style:tab-stops>
          <style:tab-stop style:position="0.499cm"/>
        </style:tab-stops>
      </style:paragraph-properties>
    </style:style>
    <style:style style:name="P25"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26" style:family="paragraph" style:parent-style-name="Contents_20_3">
      <style:paragraph-properties>
        <style:tab-stops>
          <style:tab-stop style:position="1cm"/>
        </style:tab-stops>
      </style:paragraph-properties>
    </style:style>
    <style:style style:name="P27"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8" style:family="paragraph" style:parent-style-name="Standard" style:master-page-name="Page_5f_Garde">
      <style:paragraph-properties style:page-number="auto"/>
      <style:text-properties fo:language="zxx" fo:country="none" style:language-asian="zxx" style:country-asian="none"/>
    </style:style>
    <style:style style:name="P29" style:family="paragraph" style:parent-style-name="Standard">
      <style:text-properties officeooo:rsid="0031fca8" officeooo:paragraph-rsid="0031fca8"/>
    </style:style>
    <style:style style:name="P30" style:family="paragraph" style:parent-style-name="Standard">
      <style:text-properties officeooo:rsid="0033ecb2" officeooo:paragraph-rsid="0033ecb2"/>
    </style:style>
    <style:style style:name="P31" style:family="paragraph" style:parent-style-name="Standard">
      <style:text-properties officeooo:rsid="003441cc" officeooo:paragraph-rsid="003441cc"/>
    </style:style>
    <style:style style:name="P32" style:family="paragraph" style:parent-style-name="Standard">
      <style:text-properties officeooo:rsid="0036814b" officeooo:paragraph-rsid="0036814b"/>
    </style:style>
    <style:style style:name="P33" style:family="paragraph" style:parent-style-name="Standard">
      <style:text-properties officeooo:rsid="0037994a" officeooo:paragraph-rsid="0037994a"/>
    </style:style>
    <style:style style:name="P34" style:family="paragraph" style:parent-style-name="Standard">
      <style:text-properties officeooo:rsid="003a0688" officeooo:paragraph-rsid="003a0688"/>
    </style:style>
    <style:style style:name="P35" style:family="paragraph" style:parent-style-name="Standard">
      <style:text-properties officeooo:rsid="003b8670" officeooo:paragraph-rsid="003b8670"/>
    </style:style>
    <style:style style:name="P36" style:family="paragraph" style:parent-style-name="Standard">
      <style:text-properties officeooo:rsid="003da337" officeooo:paragraph-rsid="003da337"/>
    </style:style>
    <style:style style:name="P37" style:family="paragraph" style:parent-style-name="Standard">
      <style:text-properties officeooo:rsid="003f3af3" officeooo:paragraph-rsid="003f3af3"/>
    </style:style>
    <style:style style:name="P38" style:family="paragraph" style:parent-style-name="Standard">
      <style:text-properties officeooo:rsid="003f3af3" officeooo:paragraph-rsid="0043ef91"/>
    </style:style>
    <style:style style:name="P39" style:family="paragraph" style:parent-style-name="Standard">
      <style:text-properties officeooo:rsid="00421003" officeooo:paragraph-rsid="00421003"/>
    </style:style>
    <style:style style:name="P40" style:family="paragraph" style:parent-style-name="Standard">
      <style:text-properties officeooo:rsid="00421003" officeooo:paragraph-rsid="0045af79"/>
    </style:style>
    <style:style style:name="P41" style:family="paragraph" style:parent-style-name="Standard">
      <style:text-properties officeooo:rsid="0042f3b3" officeooo:paragraph-rsid="0042f3b3"/>
    </style:style>
    <style:style style:name="P42" style:family="paragraph" style:parent-style-name="Standard">
      <style:text-properties officeooo:rsid="0044aec1" officeooo:paragraph-rsid="0044aec1"/>
    </style:style>
    <style:style style:name="P43" style:family="paragraph" style:parent-style-name="Standard">
      <style:text-properties officeooo:rsid="0046b799" officeooo:paragraph-rsid="0046b799"/>
    </style:style>
    <style:style style:name="P44" style:family="paragraph" style:parent-style-name="_5f_ua_5f_Titre_20_1">
      <style:paragraph-properties fo:break-before="page"/>
    </style:style>
    <style:style style:name="P45" style:family="paragraph" style:parent-style-name="_5f_ua_5f_Titre_20_1">
      <style:paragraph-properties fo:break-before="page"/>
      <style:text-properties officeooo:rsid="0020aed3" officeooo:paragraph-rsid="0020aed3"/>
    </style:style>
    <style:style style:name="P46" style:family="paragraph" style:parent-style-name="_5f_ua_5f_Titre_20_2">
      <style:text-properties officeooo:rsid="0022c743" officeooo:paragraph-rsid="0022c743"/>
    </style:style>
    <style:style style:name="P47" style:family="paragraph" style:parent-style-name="_5f_ua_5f_Titre_20_2">
      <style:text-properties officeooo:rsid="0022dfba" officeooo:paragraph-rsid="0022dfba"/>
    </style:style>
    <style:style style:name="P48" style:family="paragraph" style:parent-style-name="_5f_ua_5f_Titre_20_2">
      <style:text-properties officeooo:rsid="00232986" officeooo:paragraph-rsid="00232986"/>
    </style:style>
    <style:style style:name="P49" style:family="paragraph" style:parent-style-name="_5f_ua_5f_Titre_20_2">
      <style:text-properties officeooo:rsid="0024f31a" officeooo:paragraph-rsid="0024f31a"/>
    </style:style>
    <style:style style:name="P50" style:family="paragraph" style:parent-style-name="_5f_ua_5f_Titre_20_2">
      <style:text-properties officeooo:paragraph-rsid="00232986"/>
    </style:style>
    <style:style style:name="P51" style:family="paragraph" style:parent-style-name="_5f_ua_5f_Titre_20_3">
      <style:text-properties officeooo:rsid="002835ba" officeooo:paragraph-rsid="002835ba"/>
    </style:style>
    <style:style style:name="P52" style:family="paragraph" style:parent-style-name="_5f_ua_5f_Titre_20_3">
      <style:text-properties officeooo:rsid="002a1ecc" officeooo:paragraph-rsid="002a1ecc"/>
    </style:style>
    <style:style style:name="P53" style:family="paragraph" style:parent-style-name="Cadre_5f_Gauche" style:master-page-name="_34_e_5f_Couverture">
      <style:paragraph-properties style:page-number="1"/>
    </style:style>
    <style:style style:name="P54" style:family="paragraph" style:parent-style-name="Contents_20_Heading" style:master-page-name="Standard">
      <style:paragraph-properties style:page-number="3"/>
    </style:style>
    <style:style style:name="P55" style:family="paragraph">
      <style:paragraph-properties fo:line-height="100%" fo:text-align="start" style:writing-mode="lr-tb"/>
    </style:style>
    <style:style style:name="P56" style:family="paragraph">
      <style:paragraph-properties fo:margin-left="0.4cm" fo:margin-right="0cm" fo:margin-top="0cm" fo:margin-bottom="0.423cm" fo:line-height="100%" fo:text-align="justify" fo:text-indent="-0.387cm" style:writing-mode="lr-tb">
        <style:tab-stops/>
      </style:paragraph-properties>
    </style:style>
    <style:style style:name="P57" style:family="paragraph">
      <style:paragraph-properties fo:margin-left="-0.47cm" fo:margin-right="0.199cm" fo:line-height="100%" fo:text-align="justify" fo:text-indent="0cm" style:writing-mode="lr-tb"/>
    </style:style>
    <style:style style:name="P58" style:family="paragraph">
      <style:paragraph-properties fo:line-height="100%" fo:text-align="justify" style:writing-mode="lr-tb"/>
    </style:style>
    <style:style style:name="P59" style:family="paragraph">
      <style:paragraph-properties fo:margin-left="-0.47cm" fo:margin-right="0cm" fo:line-height="100%" fo:text-align="justify" fo:text-indent="0cm" style:writing-mode="lr-tb"/>
    </style:style>
    <style:style style:name="P60" style:family="paragraph">
      <style:paragraph-properties fo:margin-left="0.199cm" fo:margin-right="0.199cm" fo:line-height="100%" fo:text-align="end" fo:text-indent="0cm" style:writing-mode="lr-tb"/>
    </style:style>
    <style:style style:name="P6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2" style:family="paragraph">
      <style:paragraph-properties fo:text-align="center" style:writing-mode="lr-tb"/>
    </style:style>
    <style:style style:name="P63" style:family="paragraph">
      <style:paragraph-properties style:writing-mode="lr-tb"/>
    </style:style>
    <style:style style:name="P64" style:family="paragraph">
      <style:paragraph-properties fo:line-height="100%" fo:text-align="end" style:writing-mode="lr-tb"/>
    </style:style>
    <style:style style:name="P65" style:family="paragraph">
      <style:paragraph-properties fo:margin-left="-0.47cm" fo:margin-right="0.199cm" fo:line-height="100%" fo:text-align="end" fo:text-indent="0cm" style:writing-mode="lr-tb"/>
    </style:style>
    <style:style style:name="P66"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1b143b"/>
    </style:style>
    <style:style style:name="T3" style:family="text">
      <style:text-properties style:font-name="Verdana1" fo:font-size="10pt" officeooo:rsid="001c9f29"/>
    </style:style>
    <style:style style:name="T4" style:family="text">
      <style:text-properties style:font-name="Verdana1" fo:font-size="10pt" officeooo:rsid="001ce7b2"/>
    </style:style>
    <style:style style:name="T5" style:family="text">
      <style:text-properties style:font-name="Verdana1" fo:font-size="10pt" officeooo:rsid="0022199c"/>
    </style:style>
    <style:style style:name="T6" style:family="text">
      <style:text-properties fo:color="#cd5a00"/>
    </style:style>
    <style:style style:name="T7" style:family="text">
      <style:text-properties fo:color="#cd5a00" style:font-name="Verdana1" fo:font-size="10pt"/>
    </style:style>
    <style:style style:name="T8" style:family="text">
      <style:text-properties style:text-position="-30% 100%"/>
    </style:style>
    <style:style style:name="T9" style:family="text">
      <style:text-properties officeooo:rsid="00197411"/>
    </style:style>
    <style:style style:name="T10" style:family="text">
      <style:text-properties officeooo:rsid="00337bb2"/>
    </style:style>
    <style:style style:name="T11" style:family="text">
      <style:text-properties officeooo:rsid="00232986"/>
    </style:style>
    <style:style style:name="T12" style:family="text">
      <style:text-properties officeooo:rsid="0038d8e3"/>
    </style:style>
    <style:style style:name="T13" style:family="text">
      <style:text-properties officeooo:rsid="003b9999"/>
    </style:style>
    <style:style style:name="T14" style:family="text">
      <style:text-properties officeooo:rsid="003ccc41"/>
    </style:style>
    <style:style style:name="T15" style:family="text">
      <style:text-properties officeooo:rsid="003da337"/>
    </style:style>
    <style:style style:name="T16" style:family="text">
      <style:text-properties officeooo:rsid="004121b0"/>
    </style:style>
    <style:style style:name="T17" style:family="text">
      <style:text-properties officeooo:rsid="0042f3b3"/>
    </style:style>
    <style:style style:name="T18" style:family="text">
      <style:text-properties officeooo:rsid="0043ef91"/>
    </style:style>
    <style:style style:name="T19" style:family="text">
      <style:text-properties officeooo:rsid="0044aec1"/>
    </style:style>
    <style:style style:name="T20" style:family="text">
      <style:text-properties officeooo:rsid="0045af79"/>
    </style:style>
    <style:style style:name="T21"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2"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2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style:wrap="none" style:vertical-pos="top" style:vertical-rel="baseline" style:horizontal-pos="center"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45">
        <draw:image xlink:href="Pictures/10000000000000BE0000002E798866A9.png" xlink:type="simple" xlink:show="embed" xlink:actuate="onLoad"/>
      </draw:frame>
      <text:p text:style-name="P28"><draw:frame draw:style-name="fr1" draw:name="Cadre1" text:anchor-type="char" svg:x="0.22cm" svg:y="1.229cm" svg:width="15.355cm" svg:height="2.549cm" draw:z-index="11"><draw:text-box><text:p text:style-name="P16">2015 - 2016</text:p><text:p text:style-name="P18"><text:span text:style-name="T9">L3 Informatique</text:span></text:p></draw:text-box></draw:frame></text:p>
      <text:p text:style-name="Standard"/>
      <text:p text:style-name="Standard"><draw:frame draw:style-name="fr2" draw:name="Cadre9" text:anchor-type="paragraph" svg:x="0.4cm" svg:y="7.001cm" svg:width="7.001cm" svg:height="7.001cm" draw:z-index="26"><draw:text-box><text:p text:style-name="P13">Image facultative</text:p></draw:text-box></draw:frame><draw:frame draw:style-name="fr3" draw:name="Cadre2" text:anchor-type="char" svg:x="0.563cm" svg:y="16.187cm" svg:width="15.065cm" svg:height="3.709cm" draw:z-index="13"><draw:text-box><text:p text:style-name="PageGarde_5f_MembresDuJury">Membres du jury</text:p><text:p text:style-name="PageGarde_5f_MembresDuJury"/></draw:text-box></draw:frame><draw:frame draw:style-name="fr4" draw:name="Cadre3" text:anchor-type="char" svg:x="0.579cm" svg:y="14.258cm" svg:width="15.065cm" svg:height="1.931cm" draw:z-index="12"><draw:text-box><text:p text:style-name="PageGarde_5f_SousLaDirectionDe">Sous la direction de M.</text:p><text:p text:style-name="P19">Stephan Igor</text:p></draw:text-box></draw:frame><draw:frame draw:style-name="fr3" draw:name="Cadre4" text:anchor-type="char" svg:x="7.818cm" svg:y="4.226cm" svg:width="7.879cm" svg:height="4.886cm" draw:z-index="6"><draw:text-box><text:p text:style-name="P20">REAL</text:p><text:p text:style-name="P20">TIME</text:p><text:p text:style-name="P20">STRATEGY</text:p><text:p text:style-name="P20"/></draw:text-box></draw:frame><draw:frame draw:style-name="fr4" draw:name="Cadre5" text:anchor-type="char" svg:x="7.793cm" svg:y="11.998cm" svg:width="7.879cm" svg:height="1.575cm" draw:z-index="8"><draw:text-box><text:p text:style-name="P17">Henaux Vincent</text:p><text:p text:style-name="P17">Calatayud Thomas</text:p></draw:text-box></draw:frame><draw:frame draw:style-name="fr5" draw:name="Cadre6" text:anchor-type="char" svg:x="7.773cm" svg:y="9.424cm" svg:width="7.879cm" svg:height="1.076cm" draw:z-index="7"><draw:text-box><text:p text:style-name="P21">OeRauMit</text:p></draw:text-box></draw:frame><draw:g text:anchor-type="char" draw:z-index="5" draw:style-name="gr4"><draw:connector draw:style-name="gr5" draw:text-style-name="P62" draw:type="line" svg:x1="-0.297cm" svg:y1="1.481cm" svg:x2="-0.294cm" svg:y2="14.128cm" svg:d="M-298 1480l3 12648" svg:viewBox="0 0 5 12651"><text:p/></draw:connector><draw:connector draw:style-name="gr5" draw:text-style-name="P62" draw:type="line" svg:x1="15.787cm" svg:y1="14.979cm" svg:x2="0.559cm" svg:y2="14.984cm" svg:d="M15787 14979l-15228 5" svg:viewBox="0 0 15229 7"><text:p/></draw:connector><draw:custom-shape draw:style-name="gr6" draw:text-style-name="P63"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62" draw:type="line" svg:x1="15.947cm" svg:y1="14.981cm" svg:x2="16.976cm" svg:y2="14.985cm" svg:d="M15947 14981l1029 4" svg:viewBox="0 0 1030 5"><text:p/></draw:connector><draw:connector draw:style-name="gr5" draw:text-style-name="P62" draw:type="line" svg:x1="15.785cm" svg:y1="14.547cm" svg:x2="15.947cm" svg:y2="14.551cm" svg:d="M15785 14547l162 4" svg:viewBox="0 0 164 5"><text:p/></draw:connector><draw:connector draw:style-name="gr7" draw:text-style-name="P62" draw:type="line" svg:x1="15.311cm" svg:y1="14.983cm" svg:x2="15.473cm" svg:y2="14.988cm" svg:d="M15311 14983l162 5" svg:viewBox="0 0 164 7"><text:p/></draw:connector><draw:connector draw:style-name="gr8" draw:text-style-name="P62" draw:type="line" svg:x1="15.464cm" svg:y1="14.977cm" svg:x2="15.626cm" svg:y2="14.98cm" svg:d="M15464 14977l162 3" svg:viewBox="0 0 164 5"><text:p/></draw:connector></draw:g><draw:frame draw:style-name="fr11" draw:name="images1" text:anchor-type="char" svg:x="13.921cm" svg:y="25.359cm" svg:width="3.06cm" svg:height="2.992cm" draw:z-index="16"><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5"><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4"><draw:text-box><text:p text:style-name="PageGarde_5f_SoutenuLe">Soutenu publiquement le :</text:p><text:p text:style-name="PageGarde_5f_SoutenuLe">xx xx xxxxxx xxxx</text:p></draw:text-box></draw:frame><draw:connector text:anchor-type="char" draw:z-index="10" draw:style-name="gr9" draw:text-style-name="P62" draw:type="line" svg:x1="15.785cm" svg:y1="18.588cm" svg:x2="15.947cm" svg:y2="18.592cm" svg:d="M15785 18588l162 4" svg:viewBox="0 0 164 5"><text:p/></draw:connector><draw:connector text:anchor-type="char" draw:z-index="9" draw:style-name="gr9" draw:text-style-name="P62" draw:type="line" svg:x1="15.785cm" svg:y1="16.311cm" svg:x2="15.947cm" svg:y2="16.315cm" svg:d="M15785 16311l162 4" svg:viewBox="0 0 164 5"><text:p/></draw:connector></text:p>
      <text:p text:style-name="P5"/>
      <text:p text:style-name="Standard"/>
      <text:p text:style-name="Standard"/>
      <text:p text:style-name="P2"><draw:g text:anchor-type="char" draw:z-index="17" draw:style-name="gr10"><draw:rect draw:style-name="gr11" draw:text-style-name="P62" svg:width="0.188cm" svg:height="0.468cm" svg:x="12.861cm" svg:y="21.172cm"><text:p/></draw:rect><draw:custom-shape draw:style-name="gr12" draw:text-style-name="P63" svg:width="0.158cm" svg:height="0.424cm" svg:x="12.861cm" svg:y="21.172cm"><text:p/><draw:enhanced-geometry svg:viewBox="0 0 21600 21600" draw:type="rectangle" draw:enhanced-path="M 0 0 L 21600 0 21600 21600 0 21600 0 0 Z N"/></draw:custom-shape></draw:g><draw:g text:anchor-type="char" draw:z-index="18" draw:style-name="gr10"><draw:frame draw:style-name="gr13" draw:text-style-name="P64" svg:width="13.156cm" svg:height="1.962cm" svg:x="-0.416cm" svg:y="22.144cm"><draw:text-box><text:p text:style-name="P64"><text:span text:style-name="T22">Ces conditions d’utilisation (attribution, pas d’utilisation</text:span></text:p><text:p text:style-name="P64"><text:span text:style-name="T22">commerciale, pas de modification) sont symbolisées par</text:span></text:p><text:p text:style-name="P64"><text:span text:style-name="T22">les icônes positionnées en pied de page.</text:span></text:p></draw:text-box></draw:frame><draw:frame draw:style-name="gr14" draw:text-style-name="P62"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55" svg:width="16.8cm" svg:height="7.217cm"><text:p text:style-name="P55"><text:span text:style-name="T21">L’auteur du présent document vous</text:span></text:p><text:p text:style-name="P55"><text:span text:style-name="T21">autorise à le partager, reproduire,</text:span></text:p><text:p text:style-name="P55"><text:span text:style-name="T21">distribuer et communiquer selon</text:span><text:span text:style-name="T21"><text:line-break/></text:span><text:span text:style-name="T21">les conditions suivantes :</text:span></text:p><text:p text:style-name="P55"><text:span text:style-name="T21"/></text:p><text:p text:style-name="P56"><text:span text:style-name="T22">-</text:span><text:span text:style-name="T22"><text:tab/></text:span><text:span text:style-name="T22">Vous devez le citer en l’attribuant de la manière indiquée par l’auteur (mais pas d’une manière qui suggérerait qu’il approuve votre utilisation de l’œuvre).</text:span></text:p><text:p text:style-name="P56"><text:span text:style-name="T22">- </text:span><text:span text:style-name="T22"><text:tab/></text:span><text:span text:style-name="T22">Vous n’avez pas le droit d’utiliser ce document à des fins commerciales.</text:span></text:p><text:p text:style-name="P56"><text:span text:style-name="T22">- </text:span><text:span text:style-name="T22"><text:tab/></text:span><text:span text:style-name="T22">Vous n’avez pas le droit de le modifier, de le transformer ou de l’adapter.</text:span></text:p><text:p text:style-name="P55"><text:span text:style-name="T21">Consulter la licence creative commons complète en français :</text:span></text:p><text:p text:style-name="P55"><text:span text:style-name="T21"><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
      <text:p text:style-name="P12"><draw:frame text:anchor-type="paragraph" draw:z-index="23" draw:style-name="gr15" svg:width="8.898cm" svg:height="0.989cm" draw:transform="rotate (1.5707963267949) translate (-0.446263888888889cm 9.37683333333333cm)"><draw:text-box><text:p text:style-name="P65"><text:span text:style-name="T24">REMERCIEMENTS</text:span></text:p></draw:text-box></draw:frame><draw:custom-shape text:anchor-type="as-char" svg:y="-22.227cm" draw:z-index="1" draw:style-name="gr2" draw:text-style-name="P57" svg:width="17.837cm" svg:height="19.903cm"><text:p text:style-name="P57"><text:span text:style-name="T23">Nonsequi ex enim dolortincin essed dolut nulputat, conulla feumsan henim quamcore minciduis adiat. </text:span></text:p><text:p text:style-name="P58"><text:span text:style-name="T23">Nonsequi ex enim dolortincin essed dolut nulputat, conulla feumsan henim quamcore minciduis adiat. </text:span></text:p><text:p text:style-name="P58"><text:span text:style-name="T23">Dio con ex enisisl dolore venis aut exer sumsan eugue eugait atuer autpat. ut velestinim quat. ut lore consequ </text:span></text:p><text:p text:style-name="P58"><text:span text:style-name="T23">ipsummy nit lamet aliquat. Dunt utpat nummodolore magnim incipisit adigna augait velis augiatuerate consent </text:span></text:p><text:p text:style-name="P58"><text:span text:style-name="T23">la feu faccum nosto consequam zzrit lortie modolorper si.</text:span></text:p><text:p text:style-name="P58"><text:span text:style-name="T23">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ext:span></text:p><text:p text:style-name="P58"><text:span text:style-name="T23">tie magna consequat, consed dolore digna feu facilla ad ex erci blandre riustio ero dion henisis ciduisi.</text:span></text:p><text:p text:style-name="P58"><text:span text:style-name="T23">Giamet, <text:s/>qui <text:s/>bla <text:s/>at, <text:s/>sequi <text:s/>blam, <text:s/>core <text:s/>vullaorem <text:s/>quate <text:s/>vel <text:s/>iriusci <text:s/>eu <text:s/>feu <text:s/>feuipit <text:s/>nim <text:s/>nostrud <text:s/>minit <text:s/>praesse </text:span></text:p><text:p text:style-name="P58"><text:span text:style-name="T23">quamcon ulpute facidunt lut lan hent alisi tat am, consent nosto conullam, vendiam consed dipisi.</text:span></text:p><text:p text:style-name="P58"><text:span text:style-name="T23">Ommodiatem <text:s/>velenisi <text:s/>tat <text:s/>prat, <text:s/>senim <text:s/>quat. <text:s/>Landreetummy <text:s/>nisim <text:s/>zzrilla <text:s/>core <text:s/>magniscil <text:s/>ilit <text:s/>euissisim <text:s/>ipsum </text:span></text:p><text:p text:style-name="P58"><text:span text:style-name="T23">quam, vero eraesequam quat, core eugait lam zzrilisim iriusci llamcore feuisis nonulla faciliquam zzriusto ero </text:span></text:p><text:p text:style-name="P58"><text:span text:style-name="T23">delent landre facidunt prat prat. Liquat. Ut praestrud dio commy nibh exer irit alisl irillao rperci blan vullam nibh ea facilis adiam quat. uptat aut la feu feuiscin exerili quamet ip ercipis modiamcor illandigna feugue delesequa-</text:span></text:p><text:p text:style-name="P58"><text:span text:style-name="T23">tie magna consequat, consed dolore digna feu facilla ad ex erci blandre riustio ero dion henisis ciduisi.</text:span></text:p><text:p text:style-name="P58"><text:span text:style-name="T23">Giamet, <text:s/>qui <text:s/>bla <text:s/>at, <text:s/>sequi <text:s/>blam, <text:s/>core <text:s/>vullaorem <text:s/>quate <text:s/>vel <text:s/>iriusci <text:s/>eu <text:s/>feu <text:s/>feuipit <text:s/>nim <text:s/>nostrud <text:s/>minit <text:s/>praesse </text:span></text:p><text:p text:style-name="P58"><text:span text:style-name="T23">quamcon ulpute facidunt lut lan hent alisi tat am, consent nosto conullam, vendiam consed dipisi.</text:span></text:p><text:p text:style-name="P58"><text:span text:style-name="T23">nibh ea facilis adiam quat. Uptat aut la feu feuiscin exerili quamet ip ercipis modiamcor illandigna feugue de-</text:span></text:p><text:p text:style-name="P58"><text:span text:style-name="T23">lesequatie magna consequat, consed dolore digna feu facilla ad ex erci blandre riustio ero dion henisis ciduisi-</text:span></text:p><text:p text:style-name="P58"><text:span text:style-name="T23">quamcon ulpute facidunt lut lan hent alisi tat am, consent nosto conullam, vendiam consed dipisi.</text:span></text:p><text:p text:style-name="P58"><text:span text:style-name="T23">Nonsequi ex enim dolortincin essed dolut nulputat, conulla feumsan henim quamcore minciduis adiat. Dio con </text:span></text:p><text:p text:style-name="P58"><text:span text:style-name="T23">ex enisisl dolore venis aut exer sumsan eugue eugait atuer autpat. ut velestinim quat. ut lore consequ ipsummy </text:span></text:p><text:p text:style-name="P58"><text:span text:style-name="T23">nit lamet aliquat. Dunt utpat nummodolore magnim incipisit adigna augait velis augiatuerate consent la feu </text:span></text:p><text:p text:style-name="P58"><text:span text:style-name="T23">faccum nosto consequam zzrit lortie modolorper si.</text:span></text:p><text:p text:style-name="P58"><text:span text:style-name="T23">Ommodiatem <text:s/>velenisi <text:s/>tat <text:s/>prat, <text:s/>senim <text:s/>quat. <text:s/>Landreetummy <text:s/>nisim <text:s/>zzrilla <text:s/>core <text:s/>magniscil <text:s/>ilit <text:s/>euissisim <text:s/>ipsumquam, vero eraesequam quat, core eugait lam zzrilisim iriusci llamcore feuisis nonulla faciliquam zzriusto ero <text:s/>delent landre facidunt prat prat. Liquat. Ut praestrud dio commy nibh exer irit alisl irillao rperci blan vullam nibh </text:span></text:p><text:p text:style-name="P58"><text:span text:style-name="T23">ea facilis adiam quat. uptat aut la feu feuiscin exerili quamet ip ercipis modiamcor illandigna feugue delesequa-</text:span></text:p><text:p text:style-name="P58"><text:span text:style-name="T23">tie magna consequat, consed dolore digna feu facilla ad ex erci blandre riustio ero dion henisis ciduisi.</text:span></text:p><text:p text:style-name="P58"><text:span text:style-name="T23">Giamet, <text:s/>qui <text:s/>bla <text:s/>at, <text:s/>sequi <text:s/>blam, <text:s/>core <text:s/>vullaorem <text:s/>quate <text:s/>vel <text:s/>iriusci <text:s/>eu <text:s/>feu <text:s/>feuipit <text:s/>nim <text:s/>nostrud <text:s/>minit <text:s/>praesse </text:span></text:p><text:p text:style-name="P58"><text:span text:style-name="T23">quamcon ulpute facidunt lut lan hent alisi tat am, consent nosto conullam, vendiam consed dipisi.</text:span></text:p><text:p text:style-name="P58"><text:span text:style-name="T23">Ommodiatem <text:s/>velenisi <text:s/>tat <text:s/>prat, <text:s/>senim <text:s/>quat. <text:s/>Landreetummy <text:s/>nisim <text:s/>zzrilla <text:s/>core <text:s/>magniscil <text:s/>ilit <text:s/>euissisim <text:s/>ipsum </text:span></text:p><text:p text:style-name="P58"><text:span text:style-name="T23">quam, vero eraesequam quat, core eugait lam zzrilisim iriusci llamcore feuisis nonulla faciliquam zzriusto ero </text:span></text:p><text:p text:style-name="P58"><text:span text:style-name="T23">delent landre facidunt prat prat. Liquat. Ut praestrud dio commy nibh exer irit alisl irillao rperci blan vullam nibh </text:span></text:p><text:p text:style-name="P58"><text:span text:style-name="T23">ea facilis adiam quat. uptat aut la feu feuiscin exerili quamet ip ercipis modiamcor illandigna feugue delesequa-</text:span></text:p><text:p text:style-name="P58"><text:span text:style-name="T23">tie magna consequat, consed dolore digna feu facilla ad ex erci blandre riustio ero dion henisis ciduisi.</text:span></text:p><text:p text:style-name="P59"><text:span text:style-name="T23">Giamet, qui bla at, sequi blam, core vullaorem quate vel iriusci eu feu feuipit nim nostrud minit.</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4">Sommaire</text:p>
          </text:index-title>
          <text:p text:style-name="P24">1<text:tab/>Présentation du sujet</text:p>
          <text:p text:style-name="P24">2<text:tab/>Analyse du problème</text:p>
          <text:p text:style-name="P26">2.1.<text:tab/>Contraintes</text:p>
          <text:p text:style-name="P26">2.2.<text:tab/>Choix possibles</text:p>
          <text:p text:style-name="P24">3<text:tab/>Planning</text:p>
          <text:p text:style-name="P24">4<text:tab/>Solutions adoptées</text:p>
          <text:p text:style-name="P26">4.1.<text:tab/>Choix effectués</text:p>
          <text:p text:style-name="P26">4.2.<text:tab/>Difficultés rencontrées</text:p>
          <text:p text:style-name="P26">4.3.<text:tab/>Outils utilisés</text:p>
          <text:p text:style-name="P24">5<text:tab/>Test</text:p>
          <text:p text:style-name="P24">6<text:tab/>Conclusion</text:p>
          <text:p text:style-name="P22">Conclusion</text:p>
          <text:p text:style-name="P22">Bibliographie</text:p>
        </text:index-body>
      </text:table-of-content>
      <text:p text:style-name="Standard"/>
      <text:h text:style-name="P45" text:outline-level="1"><text:bookmark-start text:name="__RefHeading__1_886550348"/><text:bookmark-end text:name="__RefHeading__1_886550348"/></text:h>
      <text:h text:style-name="P46" text:outline-level="2"><text:bookmark-start text:name="__RefHeading__3_886550348"/>Présentation du sujet<text:bookmark-end text:name="__RefHeading__3_886550348"/></text:h>
      <text:p text:style-name="P29">Il s'agit de développer un jeu de stratégie en temps réel (RTS) <text:span text:style-name="T10">dans le langage C++ et utilisant la librairie OpenGl. Il </text:span>compre<text:span text:style-name="T10">ndra</text:span> une Intelligence artificielle qui gérera l'adversaire.</text:p>
      <text:h text:style-name="P47" text:outline-level="2">Analyse du problème</text:h>
      <text:h text:style-name="P51" text:outline-level="3">Contraintes</text:h>
      <text:p text:style-name="P30">Comment dessiner la scène graphiquement.</text:p>
      <text:p text:style-name="P30">Comment développer le moteur.</text:p>
      <text:p text:style-name="P30">Comment développer l'intelligence.</text:p>
      <text:p text:style-name="P30">Comment joindre les 3 ensemble.</text:p>
      <text:p text:style-name="P31">Comment optimiser les FPS.</text:p>
      <text:p text:style-name="P31">Comment rendre les unités équilibrées.</text:p>
      <text:h text:style-name="P51" text:outline-level="3">Choix possibles</text:h>
      <text:p text:style-name="P32">Quels librairies ?</text:p>
      <text:p text:style-name="P32">Quels outils de compilation ?</text:p>
      <text:p text:style-name="P32">Quels modèles de personnage ?</text:p>
      <text:h text:style-name="P50" text:outline-level="2"><text:span text:style-name="T11">Planning</text:span></text:h>
      <text:p text:style-name="P33">Semaine 1 :</text:p>
      <text:p text:style-name="P33"><text:tab/>Discuter autour du problème avec le groupe sur le pathfinding.</text:p>
      <text:p text:style-name="P33"><text:tab/>Créer le contexte OpenGl.</text:p>
      <text:p text:style-name="P33"><text:tab/>S'occuper de la compilation et des Shaders.</text:p>
      <text:p text:style-name="P33"><text:tab/><text:span text:style-name="T12">Dessiner et afficher le cube qui composera la map.</text:span></text:p>
      <text:p text:style-name="P34">Semaine 2 :</text:p>
      <text:p text:style-name="P34"><text:tab/>Génération de la map aléatoirement.</text:p>
      <text:p text:style-name="P34"><text:tab/>Affichage de la map : </text:p>
      <text:p text:style-name="P34"><text:tab/><text:tab/>- Création d'un shader.</text:p>
      <text:p text:style-name="P34"><text:tab/><text:tab/>- Copie des données de la map dans la VRAM.</text:p>
      <text:p text:style-name="P34"><text:tab/><text:tab/>- Utilisation d'un glDrawElementsInstancied.</text:p>
      <text:p text:style-name="P35">Semaine 3 :</text:p>
      <text:p text:style-name="P35"><text:tab/><text:span text:style-name="T13">Création de chunks pour avoir des maps plus grandes.</text:span></text:p>
      <text:p text:style-name="P35"><text:tab/><text:span text:style-name="T13">Récupération des coordonnées de la map (Curseur).</text:span></text:p>
      <text:p text:style-name="P35"><text:tab/><text:span text:style-name="T15">Gérer la camera (Zoom et déplacements).</text:span></text:p>
      <text:p text:style-name="P35"><text:soft-page-break/><text:tab/></text:p>
      <text:p text:style-name="P36">Semaine 4 :</text:p>
      <text:p text:style-name="P36"><text:span text:style-name="T14"><text:tab/>Génération d'un personnage.</text:span></text:p>
      <text:p text:style-name="P36"><text:tab/><text:span text:style-name="T14">Création du moteur de jeu pour gérer les déplacement et l'attaque des personnages.</text:span></text:p>
      <text:p text:style-name="P37">Semaine 5 :</text:p>
      <text:p text:style-name="P37"><text:tab/>Définition des règles du jeu.</text:p>
      <text:p text:style-name="P37"><text:tab/>Modélisation des personnages.</text:p>
      <text:p text:style-name="P37"><text:tab/>Fin du moteur.</text:p>
      <text:p text:style-name="P37">Semaine 6 :</text:p>
      <text:p text:style-name="P37"><text:tab/><text:span text:style-name="T16">Réflexion autour de l'IA.</text:span></text:p>
      <text:p text:style-name="P41"><text:tab/>Création de l'API.</text:p>
      <text:p text:style-name="P39">Semaine 7 :</text:p>
      <text:p text:style-name="P39"><text:tab/><text:span text:style-name="T17">Développement de l'IA.</text:span></text:p>
      <text:p text:style-name="P38"><text:tab/>G<text:span text:style-name="T16">énération des ressources et affichage au dessus de la scène 3D.</text:span></text:p>
      <text:p text:style-name="P39"><text:tab/><text:span text:style-name="T20">Écriture du rapports.</text:span></text:p>
      <text:p text:style-name="P39"><text:tab/><text:span text:style-name="T19">Correction de Bugs.</text:span></text:p>
      <text:p text:style-name="P42">Semaine 8 :</text:p>
      <text:p text:style-name="P42"><text:tab/>Fin du développement de l'IA.</text:p>
      <text:p text:style-name="P40"><text:span text:style-name="T20"><text:tab/>Écriture du rapports.</text:span></text:p>
      <text:p text:style-name="P40"><text:tab/><text:span text:style-name="T19">Correction de Bugs.</text:span></text:p>
      <text:p text:style-name="P42"><text:tab/></text:p>
      <text:p text:style-name="P36"><text:tab/></text:p>
      <text:p text:style-name="P35"/>
      <text:p text:style-name="P35"><text:tab/></text:p>
      <text:p text:style-name="P35"><text:tab/></text:p>
      <text:h text:style-name="P48" text:outline-level="2">Solutions adoptées</text:h>
      <text:h text:style-name="P52" text:outline-level="3">Choix effectués</text:h>
      <text:p text:style-name="P43">Utilisation des shaders.</text:p>
      <text:p text:style-name="P43">Génération de map aléatoire à l'aide de cube.</text:p>
      <text:p text:style-name="P43">Modélisation de personnages sous forme de pion.</text:p>
      <text:p text:style-name="P43"/>
      <text:h text:style-name="P52" text:outline-level="3">Difficultés rencontrées</text:h>
      <text:h text:style-name="P52" text:outline-level="3">Outils utilisés</text:h>
      <text:h text:style-name="P49" text:outline-level="2">Tests effectués</text:h>
      <text:p text:style-name="P4"/>
      <text:p text:style-name="P4"><text:soft-page-break/></text:p>
      <text:p text:style-name="P4"/>
      <text:p text:style-name="P4"/>
      <text:p text:style-name="P4"/>
      <text:p text:style-name="P4"/>
      <text:p text:style-name="P4"/>
      <text:p text:style-name="P4"/>
      <text:p text:style-name="P4"/>
      <text:p text:style-name="_5f_ua_5f_Image"><draw:frame draw:style-name="fr7" draw:name="Cadre10" text:anchor-type="as-char" svg:width="9.999cm" draw:z-index="46"><draw:text-box fo:min-height="6.65cm"><text:p text:style-name="Photo">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44" text:outline-level="1">Conclusion</text:h>
      <text:p text:style-name="Standard"/>
      <text:h text:style-name="P44" text:outline-level="1">Bibliographie</text:h>
      <text:p text:style-name="Standard"/>
      <text:p text:style-name="P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5">1<text:tab/>Présentation du sujet<text:tab/>4</text:p>
          <text:p text:style-name="P25">2<text:tab/>Analyse du problème<text:tab/>4</text:p>
          <text:p text:style-name="P27">2.1.<text:tab/>Contraintes<text:tab/>4</text:p>
          <text:p text:style-name="P27">2.2.<text:tab/>Choix possibles<text:tab/>4</text:p>
          <text:p text:style-name="P25">3<text:tab/>Planning<text:tab/>4</text:p>
          <text:p text:style-name="P25">4<text:tab/>Solutions adoptées<text:tab/>4</text:p>
          <text:p text:style-name="P27">4.1.<text:tab/>Choix effectués<text:tab/>4</text:p>
          <text:p text:style-name="P27">4.2.<text:tab/>Difficultés rencontrées<text:tab/>4</text:p>
          <text:p text:style-name="P27">4.3.<text:tab/>Outils utilisés<text:tab/>4</text:p>
          <text:p text:style-name="P25">5<text:tab/>Tests effectués<text:tab/>4</text:p>
          <text:p text:style-name="P23">Conclusion<text:tab/>6</text:p>
          <text:p text:style-name="P23">Bibliographie<text:tab/>7</text:p>
          <text:p text:style-name="P23">Table des illustrations<text:tab/>9</text:p>
          <text:p text:style-name="P23">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8">Table des illustrations</text:p>
          </text:index-title>
          <text:p text:style-name="P14">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7">Table des tableaux</text:p>
          </text:index-title>
          <text:p text:style-name="P15">Tableau 1: Inscrire une légende<text:tab/>5</text:p>
        </text:index-body>
      </text:table-index>
      <text:p text:style-name="Standard"/>
      <text:p text:style-name="P53"><draw:frame text:anchor-type="paragraph" draw:z-index="24" draw:style-name="gr15" svg:width="4.62cm" svg:height="0.989cm" draw:transform="rotate (1.5707963267949) translate (-0.506236111111111cm 5.02002777777778cm)"><draw:text-box><text:p text:style-name="P66"><text:span text:style-name="T24">RÉSUMÉ</text:span></text:p></draw:text-box></draw:frame><draw:custom-shape text:anchor-type="as-char" svg:y="0cm" draw:z-index="2" draw:style-name="gr3" draw:text-style-name="P57" svg:width="17.837cm" svg:height="8.093cm"><text:p text:style-name="P57"><text:span text:style-name="T23">Nonsequi ex enim dolortincin essed dolut nulputat, conulla feumsan henim quamcore minciduis adiat. </text:span></text:p><text:p text:style-name="P58"><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59"><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0"/>
          </table:table-cell>
          <table:table-cell table:style-name="Tableau1.B1" office:value-type="string">
            <text:p text:style-name="P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12"><draw:frame text:anchor-type="paragraph" draw:z-index="25" draw:style-name="gr15" svg:width="5.79cm" svg:height="0.989cm" draw:transform="rotate (1.5707963267949) translate (-0.506236111111111cm 6.18948611111111cm)"><draw:text-box><text:p text:style-name="P66"><text:span text:style-name="T24">ABSTRACT</text:span></text:p></draw:text-box></draw:frame><draw:custom-shape text:anchor-type="as-char" svg:y="0cm" draw:z-index="3" draw:style-name="gr3" draw:text-style-name="P57" svg:width="17.837cm" svg:height="8.093cm"><text:p text:style-name="P57"><text:span text:style-name="T23">Nonsequi ex enim dolortincin essed dolut nulputat, conulla feumsan henim quamcore minciduis adiat. </text:span></text:p><text:p text:style-name="P58"><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59"><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10"/>
          </table:table-cell>
          <table:table-cell table:style-name="Tableau2.B1" office:value-type="string">
            <text:p text:style-name="P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19" draw:style-name="gr4"><draw:frame draw:style-name="gr14" draw:text-style-name="P62" svg:width="3.061cm" svg:height="2.992cm" svg:x="14.844cm" svg:y="26.079cm"><draw:image xlink:href="Pictures/2000009200000BE100000BA69AC078B2.wmf" xlink:type="simple" xlink:show="embed" xlink:actuate="onLoad"><text:p/></draw:image></draw:frame><draw:frame draw:style-name="gr13" draw:text-style-name="P64" svg:width="7.621cm" svg:height="1.96cm" svg:x="6.033cm" svg:y="27.118cm"><draw:text-box><text:p text:style-name="P64"><text:span text:style-name="T22">Présidence de l'université</text:span></text:p><text:p text:style-name="P64"><text:span text:style-name="T22">40 rue de rennes – BP 73532</text:span></text:p><text:p text:style-name="P64"><text:span text:style-name="T22">49035 Angers cedex</text:span></text:p><text:p text:style-name="P64"><text:span text:style-name="T22">Tél. 02 41 96 23 23 | Fax 02 41 96 23 00</text:span></text:p></draw:text-box></draw:frame><draw:connector draw:style-name="gr5" draw:text-style-name="P62" draw:type="line" svg:x1="13.651cm" svg:y1="26.345cm" svg:x2="13.813cm" svg:y2="26.345cm" svg:d="M13651 26345h162" svg:viewBox="0 0 164 2"><text:p/></draw:connector></draw:g></text:p>
      <text:p text:style-name="P6"><draw:custom-shape text:anchor-type="as-char" svg:y="0cm" draw:z-index="4" draw:style-name="gr3" draw:text-style-name="P60" svg:width="17.837cm" svg:height="6.298cm"><text:p text:style-name="P60"><text:span text:style-name="T24">ENGAGEMENT</text:span></text:p><text:p text:style-name="P60"><text:span text:style-name="T24">DE NON PLAGIAT</text:span></text:p><text:p text:style-name="P58"><text:span text:style-name="T23"/></text:p><text:p text:style-name="P61"><text:span text:style-name="T23">Je, soussigné(e) </text:span><text:span text:style-name="T23"><text:tab/></text:span><text:span text:style-name="T23"><text:tab/></text:span></text:p><text:p text:style-name="P58"><text:span text:style-name="T23">déclare être pleinement conscient(e) que le plagiat de documents ou d’une </text:span></text:p><text:p text:style-name="P58"><text:span text:style-name="T23">partie d’un document publiée sur toutes formes de support, y compris l’internet, </text:span></text:p><text:p text:style-name="P58"><text:span text:style-name="T23">constitue une violation des droits d’auteur ainsi qu’une fraude caractérisée. </text:span></text:p><text:p text:style-name="P58"><text:span text:style-name="T23">En conséquence, je m’engage à citer toutes les sources que j’ai utilisées </text:span></text:p><text:p text:style-name="P58"><text:span text:style-name="T23">pour écrire ce rapport ou mémoire.</text:span></text:p><text:p text:style-name="P58"><text:span text:style-name="T23"/></text:p><text:p text:style-name="P58"><text:span text:style-name="T23"/></text:p><text:p text:style-name="P59"><text:span text:style-name="T23">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3" draw:name="images4" text:anchor-type="char" svg:x="15.072cm" svg:y="17.231cm" svg:width="3.164cm" svg:height="3.094cm" draw:z-index="20"><draw:image xlink:href="Pictures/2000009200000BE100000BA69AC078B2.wmf" xlink:type="simple" xlink:show="embed" xlink:actuate="onLoad"/></draw:frame><draw:connector text:anchor-type="char" draw:z-index="22" draw:style-name="gr9" draw:text-style-name="P62" draw:type="line" svg:x1="14.076cm" svg:y1="26.289cm" svg:x2="14.238cm" svg:y2="26.293cm" svg:d="M14076 26289l162 4" svg:viewBox="0 0 164 5"><text:p/></draw:connector><draw:frame draw:style-name="fr3" draw:name="Cadre8" text:anchor-type="char" svg:x="2.946cm" svg:y="17.279cm" svg:width="10.901cm" svg:height="3.226cm" draw:z-index="21"><draw:text-box><text:p text:style-name="P11">Cet engagement de non plagiat doit être signé et joint</text:p><text:p text:style-name="P1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1b143b"/>
    </style:style>
    <style:style style:name="MT2" style:family="text">
      <style:text-properties style:font-name="Verdana1" fo:font-size="10pt" officeooo:rsid="001c9f29"/>
    </style:style>
    <style:style style:name="MT3" style:family="text">
      <style:text-properties style:font-name="Verdana1" fo:font-size="10pt"/>
    </style:style>
    <style:style style:name="MT4" style:family="text">
      <style:text-properties fo:color="#cd5a00" style:font-name="Verdana1" fo:font-size="10pt"/>
    </style:style>
    <style:style style:name="MT5" style:family="text">
      <style:text-properties style:font-name="Verdana1" fo:font-size="10pt" officeooo:rsid="001ce7b2"/>
    </style:style>
    <style:style style:name="MT6" style:family="text">
      <style:text-properties style:font-name="Verdana1" fo:font-size="10pt" officeooo:rsid="0022199c"/>
    </style:style>
    <style:style style:name="MT7" style:family="text">
      <style:text-properties fo:color="#cd5a00"/>
    </style:style>
    <style:style style:name="MT8"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enaux Vincent –</text:span><text:span text:style-name="MT2"> Calatayud Thomas</text:span><text:span text:style-name="MT3"> </text:span><text:span text:style-name="MT4">|</text:span><text:span text:style-name="MT3"> </text:span><text:span text:style-name="MT5">RTS</text:span><text:span text:style-name="MT3"> – </text:span><text:span text:style-name="MT6">OeRauMit</text:span><text:span text:style-name="MT3"> </text:span><text:span text:style-name="MT3"><draw:frame draw:style-name="Mfr1" draw:name="images9" text:anchor-type="as-char" svg:width="1.131cm" svg:height="0.379cm" draw:z-index="35"><draw:image xlink:href="Pictures/10000000000000F900000054FB70E5DA.png" xlink:type="simple" xlink:show="embed" xlink:actuate="onLoad"/></draw:frame></text:span><text:span text:style-name="MT3"> </text:span><text:span text:style-name="MT3"><draw:frame draw:style-name="Mfr1" draw:name="images10" text:anchor-type="as-char" svg:width="0.139cm" svg:height="0.379cm" draw:z-index="44"><draw:image xlink:href="Pictures/100000000000002D00000078B71AEC1C.png" xlink:type="simple" xlink:show="embed" xlink:actuate="onLoad"/></draw:frame></text:span><text:span text:style-name="MT3"> </text:span><text:span text:style-name="MT3"><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7">|</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8">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1:00:27.971448504</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8" meta:object-count="0" meta:page-count="16" meta:paragraph-count="134" meta:word-count="594" meta:character-count="3663" meta:non-whitespace-character-count="3153"/>
  </office:meta>
</office:document-meta>
</file>